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WARDS AN OFFICER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REWARDS AN OFFICER (7:1-1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requests of Jesus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reveals to Jesus (7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he receives from the Savior (7:10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7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ESUS REWARDS AN OFFICER (7:1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ESUS RESURRECTS A SON (7:11-1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ESUS RESURRECTS A SON (7:11-1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rokenhearted mother (7:11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tenderhearted Messiah (7:13-1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tenderhearted Messiah (7:13-17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His words to the hopeless mother (7:1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is words to the lifeless son (7:14-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SUS RESURRECTS A SON (7:11-17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brokenhearted mother (7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tenderhearted Messiah (7:13-1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LUKE 7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SUS REWARDS AN OFFICER (7:1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SUS RESURRECTS A SON (7:11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SUS REASSURES A PROPHET (7:18-3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JESUS REASSURES A PROPHET (7:18-3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John's request to Jesus (7:18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Jesus' reply to John (7:21-3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-title-Title-Slide" presentation:presentation-page-layout-name="Master1-PPL1" draw:id="Slide-264">
        <draw:frame draw:id="id99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<text:s text:c="1"/>Jesus' reply to John (7:21-35)<text:s text:c="1"/></text:span><text:span text:style-name="a553" text:class-names=""/></text:p>
          </draw:text-box>
          <svg:title/>
          <svg:desc/>
        </draw:frame>
        <draw:frame draw:id="id100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proof for john (7:21-23):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proof for john (7:21-23):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heals the sick (7:21a, 22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raises the dead (7:22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delivers the demon-possessed (7:21b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preaches the gospel to the poor (7:22c-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Jesus' reply to John (7:21-35)<text:s text:c="1"/></text:span><text:span text:style-name="a584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proof for john (7:21-2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praise of John (7:24-2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prophecy about John (7:27-2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eople and John (7: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rejudice against John (7:30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SUS REASSURES A PROPHET (7:18-35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John's request to Jesus (7:18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Jesus' reply to John (7:21-3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LUKE 7</text:span><text:span text:style-name="a623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JESUS REWARDS AN OFFICER (7:1-1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JESUS RESURRECTS A SON (7:11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JESUS REASSURES A PROPHET (7:18-3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JESUS REDEEMS A HARLOT (7:36-38, 5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4" draw:style-name="a642" draw:master-page-name="Master1-Layout12-tx-Title-and-Text" presentation:presentation-page-layout-name="Master1-PPL12" draw:id="Slide-269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SUS REDEEMS A HARLOT (7:36-38, 50)<text:s text:c="1"/></text:span><text:span text:style-name="a644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Her sin (7:36-37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r sacrifice (7:37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r sorrow (7:38a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r service (7:38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r salvation (7:5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LUKE 7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JESUS REWARDS AN OFFICER (7:1-1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JESUS RESURRECTS A SON (7:11-17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JESUS REASSURES A PROPHET (7:18-3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JESUS REDEEMS A HARLOT (7:36-38, 5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JESUS REBUKES A PHARISEE (7:39-4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JESUS REBUKES A PHARISEE (7:39-49)<text:s text:c="1"/></text:span><text:span text:style-name="a692" text:class-names=""/></text:p>
          </draw:text-box>
          <svg:title/>
          <svg:desc/>
        </draw:frame>
        <draw:frame draw:id="id114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resentment by the Pharisee (7:39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sponse by the Savior (7:40-49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7" draw:style-name="a705" draw:master-page-name="Master1-Layout1-title-Title-Slide" presentation:presentation-page-layout-name="Master1-PPL1" draw:id="Slide-272">
        <draw:frame draw:id="id115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response by the Savior (7:40-49):<text:s text:c="1"/></text:span><text:span text:style-name="a707" text:class-names=""/></text:p>
          </draw:text-box>
          <svg:title/>
          <svg:desc/>
        </draw:frame>
        <draw:frame draw:id="id116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The contents of the parable (7:40-43):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contents of the parable (7:40-43):<text:s text:c="1"/></text:span><text:span text:style-name="a717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first owes him 500 pieces of silver (7:40-41a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econd owes him 50 pieces of silver (7:41b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one with the larger debt will be the most grateful (7:42-43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sponse by the Savior (7:40-49):<text:s text:c="1"/></text:span><text:span text:style-name="a735" text:class-names=""/></text:p>
          </draw:text-box>
          <svg:title/>
          <svg:desc/>
        </draw:frame>
        <draw:frame draw:id="id120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of the parable (7:40-4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onclusions from the parable (7:42-4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0" draw:style-name="a748" draw:master-page-name="Master1-Layout12-tx-Title-and-Text" presentation:presentation-page-layout-name="Master1-PPL12" draw:id="Slide-275">
        <draw:frame draw:id="id121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JESUS REBUKES A PHARISEE (7:39-49)<text:s text:c="1"/></text:span><text:span text:style-name="a750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sentment by the Pharisee (7:3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sponse by the Savior (7:40-4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7</text:span><text:span text:style-name="a765" text:class-names=""/></text:p>
          </draw:text-box>
          <svg:title/>
          <svg:desc/>
        </draw:frame>
        <draw:frame draw:id="id124" presentation:style-name="a786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JESUS REWARDS AN OFFICER (7:1-1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JESUS RESURRECTS A SON (7:11-17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JESUS REASSURES A PROPHET (7:18-35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JESUS REDEEMS A HARLOT (7:36-38, 50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JESUS REBUKES A PHARISEE (7:39-49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7</dc:title>
    <meta:initial-creator>David STRICKLAND</meta:initial-creator>
    <dc:creator>David STRICKLAND</dc:creator>
    <meta:creation-date>2020-02-23T23:15:22Z</meta:creation-date>
    <dc:date>2020-02-23T23:15:23Z</dc:date>
    <meta:template xlink:href="BibleStudy" xlink:type="simple"/>
    <meta:editing-cycles>1</meta:editing-cycles>
    <meta:editing-duration>PT0S</meta:editing-duration>
    <meta:document-statistic meta:paragraph-count="79" meta:word-count="603"/>
  </office:meta>
</office:document-meta>
</file>